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d0c74" officeooo:paragraph-rsid="000d0c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äärittelydokumentti</text:p>
      <text:p text:style-name="P1"/>
      <text:p text:style-name="P1"/>
      <text:p text:style-name="P1">Ohjelmointiprojektin tarkoitus: </text:p>
      <text:p text:style-name="P1"/>
      <text:p text:style-name="P1">Tarkoitus on luoda funktiolaskin, jonka avulla voi laskea esimerkiksi pieniä matriiseja syöttämällä matriisien tiedot laskimeen. Laskinta voi hyödyntää esimerkiksi lineaaristen yhtälöryhmien ratkaisussa.</text:p>
      <text:p text:style-name="P1"/>
      <text:p text:style-name="P1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8:44:50.500860711</meta:creation-date>
    <dc:date>2019-11-09T19:27:19.011721844</dc:date>
    <meta:editing-duration>PT32M1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25" meta:character-count="255" meta:non-whitespace-character-count="232"/>
  </office:meta>
</office:document-meta>
</file>